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583in" fo:margin-left="0in" table:align="left"/>
    </style:style>
    <style:style style:name="Table1.A" style:family="table-column">
      <style:table-column-properties style:column-width="0.1278in"/>
    </style:style>
    <style:style style:name="Table1.B" style:family="table-column">
      <style:table-column-properties style:column-width="0.1285in"/>
    </style:style>
    <style:style style:name="Table1.AB" style:family="table-column">
      <style:table-column-properties style:column-width="0.261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A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A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3870" officeooo:paragraph-rsid="001c3870"/>
    </style:style>
    <style:style style:name="P2" style:family="paragraph" style:parent-style-name="Standard">
      <style:text-properties style:font-name="Courier 10 Pitch" officeooo:rsid="001c3870" officeooo:paragraph-rsid="001c3870"/>
    </style:style>
    <style:style style:name="P3" style:family="paragraph" style:parent-style-name="Standard">
      <style:text-properties style:font-name="Courier 10 Pitch" fo:font-size="9pt" officeooo:rsid="001c3870" officeooo:paragraph-rsid="001c3870" style:font-size-asian="9pt" style:font-size-complex="9pt"/>
    </style:style>
    <style:style style:name="P4" style:family="paragraph" style:parent-style-name="Standard">
      <style:text-properties style:font-name="Courier 10 Pitch" fo:font-size="9pt" officeooo:rsid="0022e098" officeooo:paragraph-rsid="0022e098" style:font-size-asian="9pt" style:font-size-complex="9pt"/>
    </style:style>
    <style:style style:name="P5" style:family="paragraph" style:parent-style-name="Standard">
      <style:text-properties style:font-name="Courier 10 Pitch" fo:font-size="9pt" officeooo:rsid="002589d7" officeooo:paragraph-rsid="002589d7" style:font-size-asian="9pt" style:font-size-complex="9pt"/>
    </style:style>
    <style:style style:name="P6" style:family="paragraph" style:parent-style-name="Standard">
      <style:text-properties style:font-name="Courier 10 Pitch" fo:font-size="9pt" officeooo:rsid="00262f3b" officeooo:paragraph-rsid="00262f3b" style:font-size-asian="9pt" style:font-size-complex="9pt"/>
    </style:style>
    <style:style style:name="P7" style:family="paragraph" style:parent-style-name="Standard">
      <style:text-properties style:font-name="Courier 10 Pitch" fo:font-size="9pt" officeooo:rsid="003005e2" officeooo:paragraph-rsid="003005e2" style:font-size-asian="9pt" style:font-size-complex="9pt"/>
    </style:style>
    <style:style style:name="P8" style:family="paragraph" style:parent-style-name="Standard">
      <style:text-properties style:font-name="Liberation Serif" fo:font-size="11pt" officeooo:rsid="001c3870" officeooo:paragraph-rsid="001c3870" style:font-size-asian="11pt" style:font-size-complex="11pt"/>
    </style:style>
    <style:style style:name="P9" style:family="paragraph" style:parent-style-name="Standard">
      <style:text-properties style:font-name="Liberation Serif" fo:font-size="11pt" officeooo:rsid="001c3870" officeooo:paragraph-rsid="00205db0" style:font-size-asian="11pt" style:font-size-complex="11pt"/>
    </style:style>
    <style:style style:name="P10" style:family="paragraph" style:parent-style-name="Standard">
      <style:text-properties style:font-name="Liberation Serif" fo:font-size="11pt" officeooo:rsid="00222a4c" officeooo:paragraph-rsid="00222a4c" style:font-size-asian="11pt" style:font-size-complex="11pt"/>
    </style:style>
    <style:style style:name="P11" style:family="paragraph" style:parent-style-name="Standard">
      <style:text-properties style:font-name="Liberation Serif" fo:font-size="11pt" officeooo:rsid="0022e098" officeooo:paragraph-rsid="0022e098" style:font-size-asian="11pt" style:font-size-complex="11pt"/>
    </style:style>
    <style:style style:name="P12" style:family="paragraph" style:parent-style-name="Standard">
      <style:text-properties style:font-name="Liberation Serif" fo:font-size="11pt" officeooo:rsid="0022e098" officeooo:paragraph-rsid="002589d7" style:font-size-asian="11pt" style:font-size-complex="11pt"/>
    </style:style>
    <style:style style:name="P13" style:family="paragraph" style:parent-style-name="Standard">
      <style:text-properties style:font-name="Liberation Serif" fo:font-size="11pt" officeooo:rsid="002589d7" officeooo:paragraph-rsid="002589d7" style:font-size-asian="11pt" style:font-size-complex="11pt"/>
    </style:style>
    <style:style style:name="P14" style:family="paragraph" style:parent-style-name="Standard">
      <style:text-properties style:font-name="Liberation Serif" fo:font-size="11pt" officeooo:rsid="00262f3b" officeooo:paragraph-rsid="00262f3b" style:font-size-asian="11pt" style:font-size-complex="11pt"/>
    </style:style>
    <style:style style:name="P15" style:family="paragraph" style:parent-style-name="Standard">
      <style:text-properties style:font-name="Liberation Serif" fo:font-size="11pt" officeooo:rsid="0027d1f8" officeooo:paragraph-rsid="0027d1f8" style:font-size-asian="11pt" style:font-size-complex="11pt"/>
    </style:style>
    <style:style style:name="P16" style:family="paragraph" style:parent-style-name="Standard">
      <style:text-properties fo:font-size="11pt" officeooo:rsid="001c3870" officeooo:paragraph-rsid="001c3870" style:font-size-asian="11pt" style:font-size-complex="11pt"/>
    </style:style>
    <style:style style:name="P17" style:family="paragraph" style:parent-style-name="Standard">
      <style:text-properties fo:color="#006600" style:font-name="Courier 10 Pitch" fo:font-size="9pt" officeooo:rsid="001c3870" officeooo:paragraph-rsid="001e049a" style:font-size-asian="9pt" style:font-size-complex="9pt"/>
    </style:style>
    <style:style style:name="P18" style:family="paragraph" style:parent-style-name="Standard">
      <style:text-properties fo:color="#006600" style:font-name="Courier 10 Pitch" fo:font-size="9pt" officeooo:rsid="001c3870" officeooo:paragraph-rsid="00222a4c" style:font-size-asian="9pt" style:font-size-complex="9pt"/>
    </style:style>
    <style:style style:name="P19" style:family="paragraph" style:parent-style-name="Standard">
      <style:text-properties fo:color="#006600" style:font-name="Courier 10 Pitch" fo:font-size="9pt" officeooo:rsid="001e049a" officeooo:paragraph-rsid="001e049a" style:font-size-asian="9pt" style:font-size-complex="9pt"/>
    </style:style>
    <style:style style:name="P20" style:family="paragraph" style:parent-style-name="Standard">
      <style:text-properties fo:color="#006600" style:font-name="Courier 10 Pitch" fo:font-size="9pt" officeooo:rsid="001e049a" officeooo:paragraph-rsid="00222a4c" style:font-size-asian="9pt" style:font-size-complex="9pt"/>
    </style:style>
    <style:style style:name="P21" style:family="paragraph" style:parent-style-name="Standard">
      <style:text-properties fo:color="#006600" style:font-name="Courier 10 Pitch" fo:font-size="9pt" officeooo:rsid="001f4604" officeooo:paragraph-rsid="001f4604" style:font-size-asian="9pt" style:font-size-complex="9pt"/>
    </style:style>
    <style:style style:name="P22" style:family="paragraph" style:parent-style-name="Standard">
      <style:text-properties fo:color="#006600" style:font-name="Courier 10 Pitch" fo:font-size="9pt" officeooo:rsid="00205db0" officeooo:paragraph-rsid="00205db0" style:font-size-asian="9pt" style:font-size-complex="9pt"/>
    </style:style>
    <style:style style:name="P23" style:family="paragraph" style:parent-style-name="Standard">
      <style:text-properties fo:color="#006600" style:font-name="Courier 10 Pitch" fo:font-size="9pt" officeooo:rsid="00222a4c" officeooo:paragraph-rsid="00222a4c" style:font-size-asian="9pt" style:font-size-complex="9pt"/>
    </style:style>
    <style:style style:name="P24" style:family="paragraph" style:parent-style-name="Standard">
      <style:text-properties fo:color="#006600" style:font-name="Courier 10 Pitch" fo:font-size="9pt" officeooo:rsid="0022e098" officeooo:paragraph-rsid="0022e098" style:font-size-asian="9pt" style:font-size-complex="9pt"/>
    </style:style>
    <style:style style:name="P25" style:family="paragraph" style:parent-style-name="Standard">
      <style:text-properties fo:color="#006600" style:font-name="Courier 10 Pitch" fo:font-size="9pt" officeooo:rsid="0022e098" officeooo:paragraph-rsid="002589d7" style:font-size-asian="9pt" style:font-size-complex="9pt"/>
    </style:style>
    <style:style style:name="P26" style:family="paragraph" style:parent-style-name="Standard">
      <style:text-properties fo:color="#006600" style:font-name="Courier 10 Pitch" fo:font-size="9pt" officeooo:rsid="002b1b00" officeooo:paragraph-rsid="002b1b00" style:font-size-asian="9pt" style:font-size-complex="9pt"/>
    </style:style>
    <style:style style:name="P27" style:family="paragraph" style:parent-style-name="Standard">
      <style:text-properties fo:color="#006600" style:font-name="Courier 10 Pitch" fo:font-size="9pt" officeooo:rsid="00297685" officeooo:paragraph-rsid="00297685" style:font-size-asian="9pt" style:font-size-complex="9pt"/>
    </style:style>
    <style:style style:name="P28" style:family="paragraph" style:parent-style-name="Standard">
      <style:text-properties fo:color="#006600" style:font-name="Courier 10 Pitch" fo:font-size="9pt" officeooo:rsid="0031579d" officeooo:paragraph-rsid="0031579d" style:font-size-asian="9pt" style:font-size-complex="9pt"/>
    </style:style>
    <style:style style:name="P29" style:family="paragraph" style:parent-style-name="Standard">
      <style:text-properties fo:color="#006600" style:font-name="Courier 10 Pitch" fo:font-size="9pt" officeooo:rsid="003005e2" officeooo:paragraph-rsid="003005e2" style:font-size-asian="9pt" style:font-size-complex="9pt"/>
    </style:style>
    <style:style style:name="P30" style:family="paragraph" style:parent-style-name="Standard">
      <style:text-properties fo:color="#006600" style:font-name="Courier 10 Pitch" fo:font-size="9pt" fo:font-weight="bold" officeooo:rsid="00205db0" officeooo:paragraph-rsid="00205db0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006600" style:font-name="Courier 10 Pitch" fo:font-size="9pt" fo:font-weight="bold" officeooo:rsid="002b1b00" officeooo:paragraph-rsid="002b1b00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006600" style:font-name="Courier 10 Pitch" fo:font-size="9pt" fo:font-weight="bold" officeooo:rsid="00297685" officeooo:paragraph-rsid="00297685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006600" style:font-name="Courier 10 Pitch" fo:font-size="9pt" fo:font-weight="bold" officeooo:rsid="0031579d" officeooo:paragraph-rsid="0031579d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006600" style:font-name="Courier 10 Pitch" fo:font-size="9pt" fo:font-weight="bold" officeooo:rsid="003005e2" officeooo:paragraph-rsid="003005e2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006600" style:font-name="Liberation Serif" fo:font-size="11pt" officeooo:rsid="00222a4c" officeooo:paragraph-rsid="00222a4c" style:font-size-asian="11pt" style:font-size-complex="11pt"/>
    </style:style>
    <style:style style:name="P36" style:family="paragraph" style:parent-style-name="Standard">
      <style:text-properties fo:color="#006600" style:font-name="Liberation Serif" fo:font-size="11pt" officeooo:rsid="002b1b00" officeooo:paragraph-rsid="002b1b00" style:font-size-asian="11pt" style:font-size-complex="11pt"/>
    </style:style>
    <style:style style:name="P37" style:family="paragraph" style:parent-style-name="Standard">
      <style:text-properties style:font-name="Liberation Serif" fo:font-size="11pt" officeooo:rsid="002589d7" officeooo:paragraph-rsid="002589d7" style:font-size-asian="11pt" style:font-size-complex="11pt"/>
    </style:style>
    <style:style style:name="P38" style:family="paragraph" style:parent-style-name="Standard">
      <style:text-properties style:font-name="Liberation Serif" fo:font-size="11pt" officeooo:rsid="0033e1c9" officeooo:paragraph-rsid="0033e1c9" style:font-size-asian="11pt" style:font-size-complex="11pt"/>
    </style:style>
    <style:style style:name="P39" style:family="paragraph" style:parent-style-name="Standard">
      <style:text-properties style:font-name="Liberation Serif" fo:font-size="11pt" officeooo:rsid="00346841" officeooo:paragraph-rsid="00346841" style:font-size-asian="11pt" style:font-size-complex="11pt"/>
    </style:style>
    <style:style style:name="P40" style:family="paragraph" style:parent-style-name="Standard">
      <style:text-properties style:font-name="Liberation Serif" fo:font-size="11pt" officeooo:rsid="0027d1f8" officeooo:paragraph-rsid="0027d1f8" style:font-size-asian="11pt" style:font-size-complex="11pt"/>
    </style:style>
    <style:style style:name="P41" style:family="paragraph" style:parent-style-name="Standard">
      <style:text-properties style:font-name="Courier 10 Pitch" fo:font-size="9pt" officeooo:rsid="002589d7" officeooo:paragraph-rsid="0033e1c9" style:font-size-asian="9pt" style:font-size-complex="9pt"/>
    </style:style>
    <style:style style:name="P42" style:family="paragraph" style:parent-style-name="Standard">
      <style:text-properties style:font-name="Courier 10 Pitch" fo:font-size="9pt" officeooo:rsid="0033e1c9" officeooo:paragraph-rsid="0033e1c9" style:font-size-asian="9pt" style:font-size-complex="9pt"/>
    </style:style>
    <style:style style:name="P43" style:family="paragraph" style:parent-style-name="Standard">
      <style:text-properties style:font-name="Courier 10 Pitch" fo:font-size="9pt" officeooo:rsid="00346841" officeooo:paragraph-rsid="00346841" style:font-size-asian="9pt" style:font-size-complex="9pt"/>
    </style:style>
    <style:style style:name="P44" style:family="paragraph" style:parent-style-name="Standard">
      <style:text-properties style:font-name="Courier 10 Pitch" fo:font-size="9pt" officeooo:rsid="00347673" officeooo:paragraph-rsid="00347673" style:font-size-asian="9pt" style:font-size-complex="9pt"/>
    </style:style>
    <style:style style:name="P45" style:family="paragraph" style:parent-style-name="Standard">
      <style:text-properties style:font-name="Courier 10 Pitch" fo:font-size="9pt" officeooo:rsid="0036894c" officeooo:paragraph-rsid="0036894c" style:font-size-asian="9pt" style:font-size-complex="9pt"/>
    </style:style>
    <style:style style:name="P46" style:family="paragraph" style:parent-style-name="Standard">
      <style:text-properties style:font-name="Courier 10 Pitch" fo:font-size="9pt" officeooo:rsid="0036894c" officeooo:paragraph-rsid="0036894c" style:font-size-asian="7.84999990463257pt" style:font-size-complex="9pt"/>
    </style:style>
    <style:style style:name="P47" style:family="paragraph" style:parent-style-name="Table_20_Contents">
      <style:text-properties style:font-name="Courier 10 Pitch" fo:font-size="9pt" style:font-size-asian="9pt" style:font-size-complex="9pt"/>
    </style:style>
    <style:style style:name="P48" style:family="paragraph" style:parent-style-name="Table_20_Contents">
      <style:text-properties style:font-name="Courier 10 Pitch" fo:font-size="9pt" officeooo:rsid="003250bc" officeooo:paragraph-rsid="003250bc" style:font-size-asian="9pt" style:font-size-complex="9pt"/>
    </style:style>
    <style:style style:name="P49" style:family="paragraph" style:parent-style-name="Table_20_Contents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Courier 10 Pitch" fo:font-size="9pt" fo:font-weight="bold" officeooo:rsid="003250bc" officeooo:paragraph-rsid="003250bc" style:font-size-asian="9pt" style:font-weight-asian="bold" style:font-size-complex="9pt" style:font-weight-complex="bold"/>
    </style:style>
    <style:style style:name="P51" style:family="paragraph" style:parent-style-name="Table_20_Contents">
      <style:text-properties style:font-name="Courier 10 Pitch" fo:font-size="9pt" fo:font-weight="bold" officeooo:rsid="0033e1c9" officeooo:paragraph-rsid="0033e1c9" style:font-size-asian="9pt" style:font-weight-asian="bold" style:font-size-complex="9pt" style:font-weight-complex="bold"/>
    </style:style>
    <style:style style:name="P52" style:family="paragraph" style:parent-style-name="Table_20_Contents">
      <style:text-properties style:font-name="Courier 10 Pitch" fo:font-size="6pt" style:font-size-asian="6pt" style:font-size-complex="6pt"/>
    </style:style>
    <style:style style:name="P53" style:family="paragraph" style:parent-style-name="Table_20_Contents">
      <style:text-properties style:font-name="Courier 10 Pitch" fo:font-size="6pt" officeooo:rsid="003250bc" officeooo:paragraph-rsid="003250bc" style:font-size-asian="6pt" style:font-size-complex="6pt"/>
    </style:style>
    <style:style style:name="P54" style:family="paragraph" style:parent-style-name="Footer">
      <style:paragraph-properties fo:text-align="center" style:justify-single-word="false"/>
    </style:style>
    <style:style style:name="T1" style:family="text">
      <style:text-properties officeooo:rsid="001e049a"/>
    </style:style>
    <style:style style:name="T2" style:family="text">
      <style:text-properties style:text-position="super 58%" officeooo:rsid="001e049a"/>
    </style:style>
    <style:style style:name="T3" style:family="text">
      <style:text-properties style:text-position="0% 100%" officeooo:rsid="001e049a"/>
    </style:style>
    <style:style style:name="T4" style:family="text">
      <style:text-properties officeooo:rsid="001f4604"/>
    </style:style>
    <style:style style:name="T5" style:family="text">
      <style:text-properties officeooo:rsid="002589d7"/>
    </style:style>
    <style:style style:name="T6" style:family="text">
      <style:text-properties style:font-name="Courier 10 Pitch" fo:font-size="9pt" officeooo:rsid="0036894c" style:font-size-asian="9pt" style:font-size-complex="9pt"/>
    </style:style>
    <style:style style:name="T7" style:family="text">
      <style:text-properties fo:color="#006600" style:font-name="Courier 10 Pitch" fo:font-size="9pt" style:font-size-asian="9pt" style:font-size-complex="9pt"/>
    </style:style>
    <style:style style:name="T8" style:family="text">
      <style:text-properties fo:color="#006600" style:font-name="Courier 10 Pitch" fo:font-size="9pt" officeooo:rsid="002589d7" style:font-size-asian="9pt" style:font-size-complex="9pt"/>
    </style:style>
    <style:style style:name="T9" style:family="text">
      <style:text-properties officeooo:rsid="00347673"/>
    </style:style>
    <style:style style:name="T10" style:family="text">
      <style:text-properties officeooo:rsid="0036894c"/>
    </style:style>
    <style:style style:name="T11" style:family="text">
      <style:text-properties officeooo:rsid="0037b07c"/>
    </style:style>
    <style:style style:name="T12" style:family="text">
      <style:text-properties officeooo:rsid="003897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CSC Extension – Linux Systems Programming</text:p>
      <text:p text:style-name="P1">Homework #1</text:p>
      <text:p text:style-name="P1"/>
      <text:p text:style-name="P1">Jae Yang Park (<text:a xlink:type="simple" xlink:href="mailto:jaeyangp@gmail.com" text:style-name="Internet_20_link" text:visited-style-name="Visited_20_Internet_20_Link">jaeyangp@gmail.com</text:a>)</text:p>
      <text:p text:style-name="P1"/>
      <text:p text:style-name="P16">1.1 Write a simple program that will run 100% user CPU time.</text:p>
      <text:p text:style-name="P1"/>
      <text:p text:style-name="P3">#include &lt;stdio.h&gt;</text:p>
      <text:p text:style-name="P3"/>
      <text:p text:style-name="P3">int main()</text:p>
      <text:p text:style-name="P3">{</text:p>
      <text:p text:style-name="P3"><text:s text:c="4"/>while (1) ;</text:p>
      <text:p text:style-name="P3">}</text:p>
      <text:p text:style-name="P3"/>
      <text:p text:style-name="P8">1.2</text:p>
      <text:p text:style-name="P8">a) If the calendar time is stored as a signed 32-bit integer, in what year will it overflow. (Unix calendar time overflow)</text:p>
      <text:p text:style-name="P17"><text:span text:style-name="T1">signed int = 2</text:span><text:span text:style-name="T2">32-1</text:span><text:span text:style-name="T1"> – 1 = 2</text:span><text:span text:style-name="T2">31 </text:span><text:span text:style-name="T3">- 1</text:span><text:span text:style-name="T1"> = (2</text:span><text:span text:style-name="T2">10</text:span><text:span text:style-name="T1"> * 2</text:span><text:span text:style-name="T2">10</text:span><text:span text:style-name="T1"> * 2</text:span><text:span text:style-name="T2">10</text:span><text:span text:style-name="T1"> * 2</text:span><text:span text:style-name="T2">1</text:span><text:span text:style-name="T3">)</text:span><text:span text:style-name="T1"> – 1 = (1024 * 1024 * 1024 * 2) – 1 = 2147483648 – 1 = 2147483647</text:span></text:p>
      <text:p text:style-name="P19">Seconds per day = 24 * 60 * 60 = 86400 <text:span text:style-name="T4">sec</text:span></text:p>
      <text:p text:style-name="P21">Seconds per year = 365 * 86400 = 31536000 sec</text:p>
      <text:p text:style-name="P21">2147483647 / 31536000 = 68.096259735 years</text:p>
      <text:p text:style-name="P21">Unix calendar time starts from 1970</text:p>
      <text:p text:style-name="P21">1970 + 68.096258735 = 2038.096259735</text:p>
      <text:p text:style-name="P22">Or, using date command</text:p>
      <text:p text:style-name="P22">date -d @2147483647</text:p>
      <text:p text:style-name="P30">Mon Jan 18 19:14:07 PST 2038</text:p>
      <text:p text:style-name="P9"/>
      <text:p text:style-name="P10">b) if the process time is stored as a signed 32-bit integer, and if the system counts 100 ticks per second, after how many days will the value overflow?</text:p>
      <text:p text:style-name="P18"><text:span text:style-name="T1">signed int = 2</text:span><text:span text:style-name="T2">32-1</text:span><text:span text:style-name="T1"> – 1 = 2</text:span><text:span text:style-name="T2">31 </text:span><text:span text:style-name="T3">- 1</text:span><text:span text:style-name="T1"> = (2</text:span><text:span text:style-name="T2">10</text:span><text:span text:style-name="T1"> * 2</text:span><text:span text:style-name="T2">10</text:span><text:span text:style-name="T1"> * 2</text:span><text:span text:style-name="T2">10</text:span><text:span text:style-name="T1"> * 2</text:span><text:span text:style-name="T2">1</text:span><text:span text:style-name="T3">)</text:span><text:span text:style-name="T1"> – 1 = (1024 * 1024 * 1024 * 2) – 1 = 2147483648 – 1 = 2147483647</text:span></text:p>
      <text:p text:style-name="P23">2147483647 / 100 = 21474836.47</text:p>
      <text:p text:style-name="P20">Seconds per day = 24 * 60 * 60 = 86400 <text:span text:style-name="T4">sec</text:span></text:p>
      <text:p text:style-name="P23">Process time overflow = 21474836.47 / 86400 = 248.551348032 days</text:p>
      <text:p text:style-name="P35"/>
      <text:p text:style-name="P11">1.3</text:p>
      <text:p text:style-name="P4">#include &lt;stdio.h&gt;</text:p>
      <text:p text:style-name="P4">int main(void)</text:p>
      <text:p text:style-name="P4">{</text:p>
      <text:p text:style-name="P4"><text:s text:c="4"/>char c;</text:p>
      <text:p text:style-name="P4"><text:s text:c="4"/>while ((c=getchar()) != EOF)</text:p>
      <text:p text:style-name="P4"><text:s text:c="8"/>putchar(c);</text:p>
      <text:p text:style-name="P4">}</text:p>
      <text:p text:style-name="P11"/>
      <text:p text:style-name="P24">- the return type of getchar() is integer.</text:p>
      <text:p text:style-name="P24">- EOF is defined -1</text:p>
      <text:p text:style-name="P24">- If system uses signed char as a default, it will be worked.</text:p>
      <text:p text:style-name="P24">- If system uses unsigned char, then the while loop will not be finished because the return value will be unsigned character, and EOF is -1. So, comparing these two values never matched.</text:p>
      <text:p text:style-name="P11"/>
      <text:p text:style-name="P12">1.4</text:p>
      <text:p text:style-name="P13">a)</text:p>
      <text:p text:style-name="P26">#include &lt;stdio.h&gt;</text:p>
      <text:p text:style-name="P26">#include &lt;sys/types.h&gt;</text:p>
      <text:p text:style-name="P26"><text:soft-page-break/>#include &lt;sys/stat.h&gt;</text:p>
      <text:p text:style-name="P26">#include &lt;fcntl.h&gt;</text:p>
      <text:p text:style-name="P26"/>
      <text:p text:style-name="P26">int main()</text:p>
      <text:p text:style-name="P26">{</text:p>
      <text:p text:style-name="P26"><text:tab/>int fd;</text:p>
      <text:p text:style-name="P26"><text:tab/>int i;</text:p>
      <text:p text:style-name="P26"/>
      <text:p text:style-name="P26"><text:tab/>for (i = 0 ; (fd = open("hw01_1_4a.c", O_RDONLY)) != EOF; i++) ;</text:p>
      <text:p text:style-name="P26"/>
      <text:p text:style-name="P26"><text:tab/>printf("Max open = %d\n", i);</text:p>
      <text:p text:style-name="P26">}</text:p>
      <text:p text:style-name="P25"/>
      <text:p text:style-name="P31">Max open = 1021</text:p>
      <text:p text:style-name="P36"/>
      <text:p text:style-name="P13">b) </text:p>
      <text:p text:style-name="P27">#include &lt;unistd.h&gt;</text:p>
      <text:p text:style-name="P27">#include &lt;limits.h&gt;</text:p>
      <text:p text:style-name="P27">#include &lt;stdio.h&gt;</text:p>
      <text:p text:style-name="P27"/>
      <text:p text:style-name="P27">int main()</text:p>
      <text:p text:style-name="P27">{</text:p>
      <text:p text:style-name="P27"><text:tab/>int max_value;</text:p>
      <text:p text:style-name="P27"/>
      <text:p text:style-name="P27"><text:tab/>max_value = sysconf(_SC_OPEN_MAX);</text:p>
      <text:p text:style-name="P27"><text:tab/>printf("SC_OPEN_MAX = %d\n", max_value);</text:p>
      <text:p text:style-name="P27">}</text:p>
      <text:p text:style-name="P27"/>
      <text:p text:style-name="P32">SC_OPEN_MAX = 1024</text:p>
      <text:p text:style-name="P12"/>
      <text:p text:style-name="P13">1.5</text:p>
      <text:p text:style-name="P13">a)</text:p>
      <text:p text:style-name="P28">getconf -a | grep CLK_TCK</text:p>
      <text:p text:style-name="P33">CLK_TCK <text:s text:c="27"/>100</text:p>
      <text:p text:style-name="P12"/>
      <text:p text:style-name="P13">b)</text:p>
      <text:p text:style-name="P29">#include &lt;unistd.h&gt;</text:p>
      <text:p text:style-name="P29">#include &lt;limits.h&gt;</text:p>
      <text:p text:style-name="P29">#include &lt;stdio.h&gt;</text:p>
      <text:p text:style-name="P29"/>
      <text:p text:style-name="P29">int main()</text:p>
      <text:p text:style-name="P29">{</text:p>
      <text:p text:style-name="P29"><text:tab/>int clock_tck;</text:p>
      <text:p text:style-name="P29"/>
      <text:p text:style-name="P29"><text:tab/>clock_tck = sysconf(_SC_CLK_TCK);</text:p>
      <text:p text:style-name="P29"><text:tab/>printf("Clock Ticks = %d\n", clock_tck);</text:p>
      <text:p text:style-name="P29">}</text:p>
      <text:p text:style-name="P25"/>
      <text:p text:style-name="P34">Clock Ticks = 100</text:p>
      <text:p text:style-name="P7"/>
      <text:p text:style-name="P13">1.6</text:p>
      <text:p text:style-name="P5">/* hw01 - 1.6 */</text:p>
      <text:p text:style-name="P5"/>
      <text:p text:style-name="P5">#include &lt;stdio.h&gt;</text:p>
      <text:p text:style-name="P5"/>
      <text:p text:style-name="P5">void fn(char *str)</text:p>
      <text:p text:style-name="P5">{</text:p>
      <text:p text:style-name="P5"><text:tab/>if (*str) {</text:p>
      <text:p text:style-name="P5"><text:soft-page-break/><text:tab/><text:tab/>fn(str+6);</text:p>
      <text:p text:style-name="P5"><text:tab/><text:tab/>putchar(*str-1);</text:p>
      <text:p text:style-name="P5"><text:tab/>}</text:p>
      <text:p text:style-name="P5"><text:tab/>return;</text:p>
      <text:p text:style-name="P5">}</text:p>
      <text:p text:style-name="P5"/>
      <text:p text:style-name="P5">int main(void)</text:p>
      <text:p text:style-name="P5">{</text:p>
      <text:p text:style-name="P5"><text:tab/>/* Some, World Currencies */</text:p>
      <text:p text:style-name="P5"><text:tab/>char *str = "\"YeN! cEnT! pEsO! KrOnEr! pEnCe! LeMpIrA! pUlS! Hi!!\"";</text:p>
      <text:p text:style-name="P5"/>
      <text:p text:style-name="P5"><text:tab/>fn(str);</text:p>
      <text:p text:style-name="P5"><text:tab/>putchar('\n');</text:p>
      <text:p text:style-name="P5"/>
      <text:p text:style-name="P5"><text:tab/>return;</text:p>
      <text:p text:style-name="P5">}</text:p>
      <text:p text:style-name="P12"><text:span text:style-name="T5">a) </text:span><text:s text:c="3"/><text:span text:style-name="T8">Good Job!</text:span></text:p>
      <text:p text:style-name="P13">b)</text:p>
      <text:p text:style-name="P38">str</text:p>
      <table:table table:name="Table1" table:style-name="Table1"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B"/>
        <table:table-row>
          <table:table-cell table:style-name="Table1.A1" office:value-type="string">
            <text:p text:style-name="P47">“</text:p>
          </table:table-cell>
          <table:table-cell table:style-name="Table1.A1" office:value-type="string">
            <text:p text:style-name="P48">Y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N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c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n</text:p>
          </table:table-cell>
          <table:table-cell table:style-name="Table1.A1" office:value-type="string">
            <text:p text:style-name="P48">T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p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s</text:p>
          </table:table-cell>
          <table:table-cell table:style-name="Table1.A1" office:value-type="string">
            <text:p text:style-name="P48">O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K</text:p>
          </table:table-cell>
          <table:table-cell table:style-name="Table1.A1" office:value-type="string">
            <text:p text:style-name="P48">r</text:p>
          </table:table-cell>
          <table:table-cell table:style-name="Table1.A1" office:value-type="string">
            <text:p text:style-name="P48">O</text:p>
          </table:table-cell>
          <table:table-cell table:style-name="Table1.A1" office:value-type="string">
            <text:p text:style-name="P48">n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r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p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n</text:p>
          </table:table-cell>
          <table:table-cell table:style-name="Table1.A1" office:value-type="string">
            <text:p text:style-name="P48">C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L</text:p>
          </table:table-cell>
          <table:table-cell table:style-name="Table1.A1" office:value-type="string">
            <text:p text:style-name="P48">e</text:p>
          </table:table-cell>
          <table:table-cell table:style-name="Table1.A1" office:value-type="string">
            <text:p text:style-name="P48">M</text:p>
          </table:table-cell>
          <table:table-cell table:style-name="Table1.A1" office:value-type="string">
            <text:p text:style-name="P48">p</text:p>
          </table:table-cell>
          <table:table-cell table:style-name="Table1.A1" office:value-type="string">
            <text:p text:style-name="P48">I</text:p>
          </table:table-cell>
          <table:table-cell table:style-name="Table1.A1" office:value-type="string">
            <text:p text:style-name="P48">r</text:p>
          </table:table-cell>
          <table:table-cell table:style-name="Table1.A1" office:value-type="string">
            <text:p text:style-name="P48">A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p</text:p>
          </table:table-cell>
          <table:table-cell table:style-name="Table1.A1" office:value-type="string">
            <text:p text:style-name="P48">U</text:p>
          </table:table-cell>
          <table:table-cell table:style-name="Table1.A1" office:value-type="string">
            <text:p text:style-name="P48">l</text:p>
          </table:table-cell>
          <table:table-cell table:style-name="Table1.A1" office:value-type="string">
            <text:p text:style-name="P48">S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/>
          </table:table-cell>
          <table:table-cell table:style-name="Table1.A1" office:value-type="string">
            <text:p text:style-name="P48">H</text:p>
          </table:table-cell>
          <table:table-cell table:style-name="Table1.A1" office:value-type="string">
            <text:p text:style-name="P48">i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>!</text:p>
          </table:table-cell>
          <table:table-cell table:style-name="Table1.A1" office:value-type="string">
            <text:p text:style-name="P47">“</text:p>
          </table:table-cell>
          <table:table-cell table:style-name="Table1.AB1" office:value-type="string">
            <text:p text:style-name="P48">\0</text:p>
          </table:table-cell>
        </table:table-row>
        <table:table-row>
          <table:table-cell table:style-name="Table1.A2" office:value-type="string">
            <text:p text:style-name="P53">34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39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75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33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0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7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B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33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38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74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32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00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11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3">71</text:p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2" office:value-type="string">
            <text:p text:style-name="P52"/>
          </table:table-cell>
          <table:table-cell table:style-name="Table1.AB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0">!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b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o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J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d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o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o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51">G</text:p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2" office:value-type="string">
            <text:p text:style-name="P49"/>
          </table:table-cell>
          <table:table-cell table:style-name="Table1.AB2" office:value-type="string">
            <text:p text:style-name="P49"/>
          </table:table-cell>
        </table:table-row>
      </table:table>
      <text:p text:style-name="P13"/>
      <text:p text:style-name="P42">str is moved by 6 recursively, and reached to the end of string.</text:p>
      <text:p text:style-name="P42">And, if nothing at the point of str, then return to previous and display a character. If the character code is 72, then print the character of ascii code 71.</text:p>
      <text:p text:style-name="P42">And, repeat it until reached to the beginning of string. </text:p>
      <text:p text:style-name="P41"/>
      <text:p text:style-name="P14">c)</text:p>
      <text:p text:style-name="P43">str is the start address of string.</text:p>
      <text:p text:style-name="P43">It is initialized with string, and its location will be code address space.</text:p>
      <text:p text:style-name="P39"/>
      <text:p text:style-name="P14">1.7</text:p>
      <text:p text:style-name="P6">int i;main(){for(;i["]&lt;i;++i){--i;}"];read('-'-'-',i+++"hell\</text:p>
      <text:p text:style-name="P6">o, world!\n",'/'/'/'));}read(j,i,p){write(j/p+p,i---j,i/i);}</text:p>
      <text:p text:style-name="P14"/>
      <text:p text:style-name="P15">a) <text:span text:style-name="T7">hello, world!</text:span></text:p>
      <text:p text:style-name="P15">b)</text:p>
      <text:p text:style-name="P44">int i;</text:p>
      <text:p text:style-name="P44"/>
      <text:p text:style-name="P44">main()</text:p>
      <text:p text:style-name="P44">{</text:p>
      <text:p text:style-name="P44"><text:tab/>for ( ; i["]&lt;i;++i){--i;}"]; read('-'-'-', <text:span text:style-name="T12">(</text:span>i++<text:span text:style-name="T12">)</text:span> + "hello, world!\n", '/'/'/'));</text:p>
      <text:p text:style-name="P44">}</text:p>
      <text:p text:style-name="P44"/>
      <text:p text:style-name="P44">read(j, i, p)</text:p>
      <text:p text:style-name="P44">{</text:p>
      <text:p text:style-name="P44"><text:tab/>write(j/p + p, <text:span text:style-name="T12">((i</text:span>--<text:span text:style-name="T12">)</text:span> - j<text:span text:style-name="T12">)</text:span>, i/i);</text:p>
      <text:p text:style-name="P44">}</text:p>
      <text:p text:style-name="P44"/>
      <text:p text:style-name="P45">i=0, ‘h’</text:p>
      <text:p text:style-name="P45">i=1, ‘e’</text:p>
      <text:p text:style-name="P45">i=2, ‘l’</text:p>
      <text:p text:style-name="P45"><text:soft-page-break/>i=3, ‘l’</text:p>
      <text:p text:style-name="P45">i=4, ‘o’</text:p>
      <text:p text:style-name="P45">i=5, ‘,’</text:p>
      <text:p text:style-name="P45">i=6, ‘ ’</text:p>
      <text:p text:style-name="P45">i=7, ‘w’</text:p>
      <text:p text:style-name="P45">i=8, ‘o’</text:p>
      <text:p text:style-name="P45">i=9, ‘r’</text:p>
      <text:p text:style-name="P45">i=10, ‘l’</text:p>
      <text:p text:style-name="P45">i=11, ‘d’</text:p>
      <text:p text:style-name="P45">i=12, ‘!’</text:p>
      <text:p text:style-name="P45">i=13, ‘\0’</text:p>
      <text:p text:style-name="P45"><text:s/></text:p>
      <text:p text:style-name="P44">Here, </text:p>
      <text:p text:style-name="P44">j is ‘-’-’-’</text:p>
      <text:p text:style-name="P44">i is i++ + “hello, world!\n”</text:p>
      <text:p text:style-name="P44">p is ‘/’/’/’</text:p>
      <text:p text:style-name="P44"/>
      <text:p text:style-name="P44">write() function is</text:p>
      <text:p text:style-name="P44">ssize_t write(int fd, const void *buf, size_t count);</text:p>
      <text:p text:style-name="P44"/>
      <text:p text:style-name="P44">so, int fd = j/p <text:span text:style-name="T10">+ p</text:span> = 1</text:p>
      <text:p text:style-name="P44">size_t count = i/i = 1</text:p>
      <text:p text:style-name="P45">And, <text:s/><text:span text:style-name="T12">((</text:span>i<text:span text:style-name="T9">--) - j) </text:span>is pointed to buffer stored a character.</text:p>
      <text:p text:style-name="P45"/>
      <text:p text:style-name="P15">c)</text:p>
      <text:p text:style-name="P46">int i is global and uninitialized variable, <text:span text:style-name="T11">and located in data memory area (BSS).</text:span></text:p>
      <text:p text:style-name="P46"/>
      <text:p text:style-name="P13"/>
      <text:p text:style-name="P13"/>
      <text:p text:style-name="P1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0:10:47.658508809</meta:creation-date>
    <dc:date>2016-10-11T21:30:16.868204224</dc:date>
    <meta:editing-duration>PT56M59S</meta:editing-duration>
    <meta:editing-cycles>19</meta:editing-cycles>
    <meta:generator>LibreOffice/5.1.4.2$Linux_X86_64 LibreOffice_project/10m0$Build-2</meta:generator>
    <meta:document-statistic meta:table-count="1" meta:image-count="0" meta:object-count="0" meta:page-count="4" meta:paragraph-count="219" meta:word-count="728" meta:character-count="3661" meta:non-whitespace-character-count="3068"/>
  </office:meta>
</office:document-meta>
</file>